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Standard">
      <style:text-properties style:font-name="Tahoma" fo:font-size="12pt" style:font-size-asian="12pt" style:font-size-complex="12pt"/>
    </style:style>
    <style:style style:name="P15" style:family="paragraph" style:parent-style-name="Heading_20_1">
      <style:text-properties style:font-name="Arial" fo:font-size="16.1000003814697pt" style:font-size-asian="16.1000003814697pt" style:font-size-complex="16.1000003814697pt"/>
    </style:style>
    <style:style style:name="P16" style:family="paragraph" style:parent-style-name="Heading_20_1">
      <style:text-properties style:font-name="Tahoma" fo:font-size="12pt" style:font-size-asian="12pt" style:font-size-complex="12pt"/>
    </style:style>
    <style:style style:name="P17" style:family="paragraph" style:parent-style-name="Heading_20_1">
      <style:paragraph-properties fo:break-before="page"/>
    </style:style>
    <style:style style:name="T1" style:family="text">
      <style:text-properties style:font-name="Tahoma" fo:font-size="12pt" style:font-size-asian="12pt" style:font-size-complex="12pt"/>
    </style:style>
    <style:style style:name="T2" style:family="text">
      <style:text-properties style:font-name="Tahoma" fo:font-size="12pt" fo:font-weight="bold" style:font-size-asian="12pt" style:font-weight-asian="bold" style:font-size-complex="12pt" style:font-weight-complex="bold"/>
    </style:style>
    <style:style style:name="T3" style:family="text">
      <style:text-properties style:font-name="Tahoma" fo:font-size="12pt" fo:font-style="italic" fo:font-weight="bold" style:font-size-asian="12pt" style:font-style-asian="italic" style:font-weight-asian="bold" style:font-size-complex="12pt" style:font-style-complex="italic" style:font-weight-complex="bold"/>
    </style:style>
    <style:style style:name="T4" style:family="text">
      <style:text-properties style:font-name="Tahoma" fo:font-size="12pt" fo:font-style="italic" style:font-size-asian="12pt" style:font-style-asian="italic" style:font-size-complex="12pt" style:font-style-complex="italic"/>
    </style:style>
    <style:style style:name="T5"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Tahom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3.3.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2">Sisällysluettelo</text:p>
          </text:index-title>
          <text:p text:style-name="P13">1. Johdanto<text:tab/>3</text:p>
          <text:p text:style-name="P13">2. Yleiskuvaus<text:tab/>3</text:p>
          <text:p text:style-name="P13">3. Käyttötapaukset<text:tab/>3</text:p>
          <text:p text:style-name="P13">4. Järjestelmän tietosisältö<text:tab/>4</text:p>
          <text:p text:style-name="P13">5. Relaatiotietokantakaavio<text:tab/>6</text:p>
          <text:p text:style-name="P13">6. Järjestelmän yleisrakenne<text:tab/>7</text:p>
          <text:p text:style-name="P13">7. Käyttöliittymä ja järjestelmän komponentit<text:tab/>7</text:p>
        </text:index-body>
      </text:table-of-content>
      <text:p text:style-name="P1"/>
      <text:h text:style-name="P17"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Täytetään myöhemmin..</text:p>
      <text:p text:style-name="P8"/>
      <text:p text:style-name="P8"/>
      <text:p text:style-name="P10">Käyttäjäryhmät</text:p>
      <text:p text:style-name="P8"/>
      <text:p text:style-name="P8">Harrastaja</text:p>
      <text:p text:style-name="P8"><text:tab/>Harrastaja on aina rekisteröitynyt käyttäjä</text:p>
      <text:p text:style-name="P8"/>
      <text:p text:style-name="P8"/>
      <text:p text:style-name="P8">Ylläpitäjä</text:p>
      <text:p text:style-name="P8"><text:tab/>Ylläpitäjä voi poistaa yksittäisiä käyttäjiä ja elokuvia tietokannasta</text:p>
      <text:p text:style-name="P8"/>
      <text:p text:style-name="P8"/>
      <text:p text:style-name="P8"/>
      <text:h text:style-name="Heading_20_1" text:outline-level="1">3. Käyttötapaukset</text:h>
      <text:p text:style-name="P8"/>
      <text:p text:style-name="P8">Täytetään myöhemmin..</text:p>
      <text:p text:style-name="P8"/>
      <text:h text:style-name="P17" text:outline-level="1">4. Järjestelmän tietosisältö</text:h>
      <text:p text:style-name="P8"><draw:frame draw:style-name="fr1" draw:name="grafiikka3" text:anchor-type="paragraph" svg:x="1.672cm" svg:y="-0.062cm" svg:width="13.448cm" svg:height="10.557cm" draw:z-index="2"><draw:image xlink:href="Pictures/20000007000049B800003EB2F0775371.svm" xlink:type="simple" xlink:show="embed" xlink:actuate="onLoad"/></draw:frame></text:p>
      <text:p text:style-name="P9">Käsitekaavio</text:p>
      <text:p text:style-name="P8"/>
      <text:p text:style-name="P8"/>
      <text:p text:style-name="P10"><text:s text:c="3"/>Tietokohde: movies</text:p>
      <text:p text:style-name="P8"><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8"/>
      <text:p text:style-name="P11"><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8"/>
      <text:p text:style-name="P8"/>
      <text:p text:style-name="P10"><text:s text:c="3"/>Tietokohde: collections</text:p>
      <text:p text:style-name="P8"><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8"/>
      <text:p text:style-name="P10"><text:s text:c="2"/>Tietokohde: genres</text:p>
      <text:p text:style-name="P10"><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p>
      <text:p text:style-name="P10"/>
      <text:p text:style-name="P10"><text:s text:c="2"/>Tietokohde: movies_genres</text:p>
      <text:p text:style-name="P10"><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0"/>
      <text:p text:style-name="P10"><text:s text:c="2"/>Tietokohde: people</text:p>
      <text:p text:style-name="P10"><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text:soft-page-break/><text:s text:c="2"/>Tietokohde: characters</text:p>
      <text:p text:style-name="P10"><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0"><text:s text:c="2"/>Tietokohde: cast</text:p>
      <text:p text:style-name="P10"><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0"><text:s text:c="2"/>Tietokohde: crew</text:p>
      <text:p text:style-name="P10"/>
      <text:p text:style-name="P10"><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15"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text:soft-page-break/>Tietokannan relaatiot näkyvät kaaviosta. Turhat indeksointiavaimet poistunevat vielä myöhemmin.</text:p>
      <text:p text:style-name="P8"/>
      <text:p text:style-name="P8"/>
      <text:h text:style-name="Heading_20_1" text:outline-level="1">6. Järjestelmän yleisrakenne</text:h>
      <text:p text:style-name="P8"/>
      <text:p text:style-name="P8">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8"/>
      <text:p text:style-name="P8">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P16" text:outline-level="1"><text:soft-page-break/>8. Asennustiedot</text:h>
      <text:p text:style-name="P8"/>
      <text:p text:style-name="Standard"><text:span text:style-name="T1">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span></text:p>
      <text:p text:style-name="Standard"><text:span text:style-name="T1"/></text:p>
      <text:p text:style-name="Standard"><text:span text:style-name="T1">Tomcatille paketin asennus onnistuu siirtämällä leffakanta.war -tiedosto tomcatin webappsin alle, kun tomcat on saanut paketin purettua, tulee vielä konfiguroida tietokannan asetukset tiedostoon </text:span><text:span text:style-name="T5">/tomcat/webapps/leffakanta/WEB-INF/classes/jdbc.properties</text:span><text:span text:style-name="T6">. T</text:span><text:span text:style-name="T1">iedostosta tulee muuttaa </text:span><text:span text:style-name="T4">jdbc.username</text:span><text:span text:style-name="T1"> ja </text:span><text:span text:style-name="T4">jdbc.password</text:span><text:span text:style-name="T1"> vastaamaan PostgreSQL:n käyttäjänimeä ja salasanaa. Tämän jälkeen Tomcat tulee käynnistää uudelleen ja sovellusta voi alkaa käyttämään.</text:span></text:p>
      <text:p text:style-name="Text_20_body"><text:span text:style-name="T1"/></text:p>
      <text:h text:style-name="P16" text:outline-level="1">9. Käynnistys- / käyttöohje</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1M40S</meta:editing-duration>
    <meta:editing-cycles>23</meta:editing-cycles>
    <meta:generator>OpenOffice/4.0.1$Win32 OpenOffice.org_project/401m5$Build-9714</meta:generator>
    <dc:date>2014-04-04T20:33:47.29</dc:date>
    <meta:document-statistic meta:table-count="0" meta:image-count="3" meta:object-count="9" meta:page-count="8" meta:paragraph-count="56" meta:word-count="411" meta:character-count="39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